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155c" officeooo:paragraph-rsid="000f155c"/>
    </style:style>
    <style:style style:name="P2" style:family="paragraph" style:parent-style-name="Standard" style:list-style-name="L1">
      <style:text-properties officeooo:rsid="000f155c" officeooo:paragraph-rsid="000f155c"/>
    </style:style>
    <style:style style:name="P3" style:family="paragraph" style:parent-style-name="Standard">
      <style:text-properties officeooo:rsid="001057d6" officeooo:paragraph-rsid="001057d6"/>
    </style:style>
    <style:style style:name="P4" style:family="paragraph" style:parent-style-name="Standard" style:list-style-name="L1">
      <style:text-properties officeooo:rsid="001057d6" officeooo:paragraph-rsid="001057d6"/>
    </style:style>
    <style:style style:name="P5" style:family="paragraph" style:parent-style-name="Standard">
      <style:text-properties officeooo:rsid="0011e8c0" officeooo:paragraph-rsid="0011e8c0"/>
    </style:style>
    <style:style style:name="P6" style:family="paragraph" style:parent-style-name="Standard">
      <style:text-properties officeooo:rsid="00171910" officeooo:paragraph-rsid="00171910"/>
    </style:style>
    <style:style style:name="P7" style:family="paragraph" style:parent-style-name="Standard">
      <style:paragraph-properties fo:break-before="page"/>
      <style:text-properties officeooo:rsid="00178328" officeooo:paragraph-rsid="00178328"/>
    </style:style>
    <style:style style:name="P8" style:family="paragraph" style:parent-style-name="Standard">
      <style:text-properties officeooo:rsid="001e64a3" officeooo:paragraph-rsid="001e64a3"/>
    </style:style>
    <style:style style:name="P9" style:family="paragraph" style:parent-style-name="Standard">
      <style:text-properties officeooo:rsid="001edb51" officeooo:paragraph-rsid="001edb51"/>
    </style:style>
    <style:style style:name="P10" style:family="paragraph" style:parent-style-name="Standard">
      <style:paragraph-properties fo:break-before="page"/>
      <style:text-properties officeooo:rsid="001edb51" officeooo:paragraph-rsid="001edb51"/>
    </style:style>
    <style:style style:name="T1" style:family="text">
      <style:text-properties officeooo:rsid="001057d6"/>
    </style:style>
    <style:style style:name="T2" style:family="text">
      <style:text-properties officeooo:rsid="0011e8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Gather datasets of interest <text:span text:style-name="T2">into ~/work/PROJECTS/MESS2024</text:span>. <text:span text:style-name="T1">Do RSAM and spectrograms for all. Use Pensive for spectrograms?</text:span></text:p>
      <text:p text:style-name="P1"/>
      <text:list xml:id="list4791926" text:style-name="L1">
        <text:list-item>
          <text:p text:style-name="P2">Montserrat Feb-Mar 2001. <text:span text:style-name="T1">Banded tremor and PDCs. ASL.</text:span></text:p>
        </text:list-item>
        <text:list-item>
          <text:p text:style-name="P4">Redoubt Mar 2009: swarms merging into tremor and explosions. Cross-correlation analysis.</text:p>
        </text:list-item>
        <text:list-item>
          <text:p text:style-name="P4">Sakurajima 2015: <text:span text:style-name="T2">explosion quakes</text:span></text:p>
        </text:list-item>
        <text:list-item>
          <text:p text:style-name="P4">Montserrat dome collapses <text:span text:style-name="T2">+ rainfall data?</text:span></text:p>
        </text:list-item>
        <text:list-item>
          <text:p text:style-name="P4">Montserrat vulcanian explosions and banded tremor in 1997</text:p>
        </text:list-item>
      </text:list>
      <text:p text:style-name="P3"/>
      <text:p text:style-name="P5">Also analyze catalogs from Montserrat and Redoubt. Event rates, swarm alarms, sausage plot, etc.</text:p>
      <text:p text:style-name="P5"/>
      <text:p text:style-name="P6">need to solve the 4 hour problem. Is it that my starttime is 4 hours to high because of some time zone issue? </text:p>
      <text:p text:style-name="P6"/>
      <text:p text:style-name="P6">See <text:a xlink:type="simple" xlink:href="https://stackoverflow.com/questions/11743019/convert-python-datetime-to-epoch-with-strftime" text:style-name="Internet_20_link" text:visited-style-name="Visited_20_Internet_20_Link">https://stackoverflow.com/questions/11743019/convert-python-datetime-to-epoch-with-strftime</text:a></text:p>
      <text:p text:style-name="P6"/>
      <text:p text:style-name="P6">So I need to experiment and then fix this for KSC and for Redoubt datasets.</text:p>
      <text:p text:style-name="P6"/>
      <text:p text:style-name="P6">-----</text:p>
      <text:p text:style-name="P6"/>
      <text:p text:style-name="P8">DR analyzer</text:p>
      <text:p text:style-name="P8">- add distance to iceweb plot, and make colors so always ordered</text:p>
      <text:p text:style-name="P8">- regular plot in order of distance</text:p>
      <text:p text:style-name="P8">- examine spread of DR vs spread of DRS to assess whether body or surface wave assumption better</text:p>
      <text:p text:style-name="P8">- do so for different metrics</text:p>
      <text:p text:style-name="P8">- only look above median level, since noise should not be correlated</text:p>
      <text:p text:style-name="P8">- estimate station corrections, just as for magnitude we have station DRS (or n.s.l.c. DRS) and then network DRS</text:p>
      <text:p text:style-name="P8">- compute network DRS and plot that as option</text:p>
      <text:p text:style-name="P8"/>
      <text:p text:style-name="P8"/>
      <text:p text:style-name="P8"/>
      <text:p text:style-name="P8"/>
      <text:p text:style-name="P9"/>
      <text:p text:style-name="P10">Recreate all datasets</text:p>
      <text:p text:style-name="P9"/>
      <text:p text:style-name="P9"/>
      <text:p text:style-name="P6"/>
      <text:p text:style-name="P6"/>
      <text:p text:style-name="P7">1. Process to RSAM</text:p>
      <text:p text:style-name="P3"/>
      <text:p text:style-name="P3"/>
      <text:p text:style-name="P1"><text:s text:c="2"/>When I arrived at MVO in January 2000, MVO had a total of 9 GB of storage, meaning we could only hold about 1 week of seismic data in a disk buffer! But by now, for the relatively affordable price of US\\$1400 I could buffer 1 year of data. Actually, with BZ2 compression, it was closer to 3 years of data. And within 3 years, we had all the seismic data from 1995-2003 available on disk, and this is when the RSAM system was finally retired.</text:p>
      <text:p text:style-name="P1"/>
      <text:p text:style-name="P1">The eruption had paused from March 1998 to November 1999, but now a new dome was growing. How was I to compare the seismicity levels "now" versus for the first dome that extruded between July 1995 and March 1998?</text:p>
      <text:p text:style-name="P1"/>
      <text:p text:style-name="P1">So how do you compare the seismicity "now" with what it was a few years ago? So RSAM data archives can be really valuable for eruptions where raw, continuous seismic data were not captured.</text:p>
      <text:p text:style-name="P1"/>
      <text:p text:style-name="P1">The RSAM system became part of a modular, integrated, mobile volcano monitoring system, by the USGS Volcano Disaster Assistance Program (VDAP). Some components came from the IASPEI Seismological Software Library (e.g. XDETECT, an event detector written by Willie Lee, and the PC-SUDS seismic data format and associated SUDS Utilities), and others they wrote themselves mostly for continuous data monitoring (e.g. SSAM). Much of this was first implemented at the Alaska Volcano Observatory (AVO) during the eruption of Redoubt volcano, 1989-1990, and then deployed during unrest at Pinatubo volcano in 1991, which became the largest eruption since 1912. Forecasting that eruption was VDAP's first big success, and the VDAP mobile monitoring system was later deployed in dozens of other volcano observatories, included in Montserrat in July 1995 (during the first week of what became a 15-year eruption).</text:p>
      <text:p text:style-name="P1"/>
      <text:p text:style-name="P1"/>
      <text:p text:style-name="P1">The RSAM data are stored in binary files. There is 1 file per NSLC (network-station-location-channel), and the sample rate is 1 minute, so there are 24*60 = 1440 samples per day, and 525,600 samples per year (527,040 in a leap year). Each sample is stored as a 4-byte float, so files are about 2 MB (525,600 x 4) in size. Compare this with 11.8 GB of raw continuous data per NSLC, per year.</text:p>
      <text:p text:style-name="P1"/>
      <text:p text:style-name="P1">def multiplyRSAMtraces(st):</text:p>
      <text:p text:style-name="P1"><text:s text:c="4"/>resultTrace = obspy.core.Trace(data = multipleRSAMtraces(st))</text:p>
      <text:p text:style-name="P1"><text:s text:c="4"/>data = st[1].data</text:p>
      <text:p text:style-name="P1"><text:s text:c="4"/>for tr in st[2:4]:</text:p>
      <text:p text:style-name="P1"><text:s text:c="8"/>data = np.multiply(data, tr.data)</text:p>
      <text:p text:style-name="P1"><text:s text:c="4"/>resultTrace.stats.starttime = st[0].stats.starttime</text:p>
      <text:p text:style-name="P1"><text:s text:c="4"/>resultTrace.stats.sampling_rate = st[0].stats.sampling_rate</text:p>
      <text:p text:style-name="P1"><text:s text:c="4"/>resultTrace.data = np.power(data, 1/3)</text:p>
      <text:p text:style-name="P1"><text:s text:c="4"/>resultTrace.id = 'MV.MULT..EHZ'</text:p>
      <text:p text:style-name="P1"><text:s text:c="4"/>return resultTrace</text:p>
      <text:p text:style-name="P1">combinedStream = multiplyRSAMtraces(st)</text:p>
      <text:p text:style-name="P1">fh = combinedStream.plot();</text:p>
      <text:p text:style-name="P1">#plt.hold(Tr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3:56:44.678497777</meta:creation-date>
    <dc:date>2024-01-09T19:36:31.279534168</dc:date>
    <meta:editing-duration>PT2H36M21S</meta:editing-duration>
    <meta:editing-cycles>2</meta:editing-cycles>
    <meta:generator>LibreOffice/7.3.7.2$Linux_X86_64 LibreOffice_project/30$Build-2</meta:generator>
    <meta:document-statistic meta:table-count="0" meta:image-count="0" meta:object-count="0" meta:page-count="3" meta:paragraph-count="39" meta:word-count="614" meta:character-count="3894" meta:non-whitespace-character-count="3281"/>
  </office:meta>
</office:document-meta>
</file>